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font-name="Times New Roman1"/>
    </style:style>
    <style:style style:name="T5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text:tab/><text:tab/>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dah the Prince, Gamliel III, Antonin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-Biblical/</text:p>
      <text:p text:style-name="P2">46/</text:p>
      <text:p text:style-name="P2"/>
      <text:p text:style-name="P3">[Page 1]</text:p>
      <text:p text:style-name="P3">The history of "Judah the Prince" [Hebrew], offered/ abundant opportunities for saying what might be/ of general interest. <text:s/>When, a short time ago, I/ made <text:span text:style-name="T1">it</text:span><text:span text:style-name="T3"> that history the subject of one of my occasional lectures of the series/ on the schools of Judea, I tried to show that the/ man </text:span><text:span text:style-name="T1">known by</text:span><text:span text:style-name="T3"> who bore the appellation of [Hebrew] "Our </text:span><text:span text:style-name="T1">holy</text:span><text:span text:style-name="T3">/ Rabbi the holy" justified the title given him by a/ grateful posterity. <text:s/>For he had dispensed his large riches/ in a manner that benefitted[sic!] many, while his lite-/-rary labors saved our national traditions from oblivion through our </text:span><text:span text:style-name="T1">in the</text:span><text:span text:style-name="T3"> accepted compilation of </text:span><text:span text:style-name="T1">the</text:span><text:span text:style-name="T3"> his Mishna./ <text:s/>One of the Hebrew Sages who appears to have/ lived about the time of Judah the Prince, wrote that/ the splendid qualities and natural endowments </text:span><text:span text:style-name="T1">of</text:span><text:span text:style-name="T3"> which distinguished our/ illustrious Rabbi, were noticeable also in his children./ <text:s/></text:span></text:p>
      <text:p text:style-name="P3"><text:span text:style-name="T3"><text:tab/>But I have searched in vain to find how the his-/-tory of the sons of our Rabbi the holy, </text:span><text:span text:style-name="T1">bears out</text:span><text:span text:style-name="T3"> confirming that/ assertion. <text:s/>The oldest child who succeeded his father/ as President of the college at Tiberius, or Patriarch/ (and first in order of the "Emoriam", or interpreters/ of the Mishnah) has not left behind traces of a/ </text:span><text:span text:style-name="T1">great remarkable</text:span><text:span text:style-name="T3"> strongly marked individuality./</text:span></text:p>
      <text:p text:style-name="P6"/>
      <text:p text:style-name="P6">[Page 2]</text:p>
      <text:p text:style-name="P3"><text:span text:style-name="T3">With the exception of some excellent maxims with which he is credited, and, which/ are interspersed </text:span><text:soft-page-break/><text:span text:style-name="T3">through the Talmud, little is told/ </text:span><text:span text:style-name="T1">which</text:span><text:span text:style-name="T3"> that may prove the activity and direct influence/ of Gamliel III. <text:s/>Those maxims, however </text:span><text:span text:style-name="T1">show</text:span><text:span text:style-name="T3"> reveal/ a man possessed of a well balanced mind and a/ tender heart. <text:s/>He used to say: The following/ of a trade joint to the study of the Law is high-/-ly to be praised; for, occupations will drive away/ evil inclinations. <text:s/>A mere knowledge of sacred/ literature is insufficient to keep us from sin,/ </text:span><text:span text:style-name="T1">active</text:span><text:span text:style-name="T3"> Work must e associated with </text:span><text:span text:style-name="T1">[?]</text:span><text:span text:style-name="T3"> learning. <text:s/>To his/ pupils, the Sage recommended self-dependence, rather/ than a reliance on the patronage of men in social or political/ heights, and he laid great stress on the necessity/ of extending kindness towards persons </text:span><text:span text:style-name="T1">of</text:span><text:span text:style-name="T3"> in every/ condition of life. <text:s/>Commenting on a Biblical passage/ which promises God's mercy as a reward to the/ observance of the precepts, Gamliel said: The/ </text:span><text:span text:style-name="T1">living</text:span><text:span text:style-name="T3"> goodness of the Creator will only be exhi-/-bited towards such as show loving-kindness to/ all their fellow-creatures. <text:s/>That religion is best,/ which copies the ways of the Lord by deeds/ of benevolence, </text:span><text:span text:style-name="T1">mercy</text:span><text:span text:style-name="T3"> forbearance and </text:span><text:span text:style-name="T1">human</text:span><text:span text:style-name="T3"> forgiveness./</text:span></text:p>
      <text:p text:style-name="P6"/>
      <text:p text:style-name="P6">[Page 3]</text:p>
      <text:p text:style-name="P3"><text:span text:style-name="T3">But if historical accounts of the life of Gamliel/ III are very meagre, those about his son give ample/ scope to lecture thereon. <text:s/>However, Before[sic!] I allude to them,/ I deem it </text:span><text:span text:style-name="T1">necessary</text:span><text:span text:style-name="T3"> essential to say that modern critics/ are </text:span><text:span text:style-name="T1">greatly</text:span><text:span text:style-name="T3"> widely at variance concerning dates and events in/ the period of which I intend to speak and I candidly admit that the Talmud/ cannot be followed altogether as a guide in matters pertaining to chronology and genealogy. <text:s/>A large/ number of writers contend that the illustrious grand/ father </text:span><text:span text:style-name="T1">Judah the Prince</text:span><text:span text:style-name="T3"> viz, our Rabbi the Holy, and not his grand-child is the man/ to whom certain incidents recorded in Rabbinical works/ have reference. <text:s/>I have adopted the contrary opinion,/ as entertained by Professors Graetz and Luzzatto, for reasons which/ seem to me forcible. <text:s/>The difference of views/ among historians arose from a confusion of names and/ from circumstances which I could not present here con-/-sistently with the customary brevity of my sketches. <text:s/>Let/ me simply tell, that the son of Gamliel II went/ also by the appellation of "Judah the Prince," [Hebrew] and that/ the name of Antoninus, who is reported to have/ been on intimate terms with the Jewish Rabbi, was a/ name borne by several Roman emperors in succession./</text:span></text:p>
      <text:p text:style-name="P6"/>
      <text:p text:style-name="P6">[Page 4]</text:p>
      <text:p text:style-name="P3"><text:span text:style-name="T3">With the short prefatory explanation I will proceed./ <text:s/>During the period that pagan Rome was </text:span><text:span text:style-name="T1">pro-</text:span><text:span text:style-name="T3"> display-/</text:span><text:span text:style-name="T1">-duc</text:span><text:span text:style-name="T3">ing the soul-revolting sight of rival emperors/ murdering one another, and of a people brutalized/ by the indulgence of vice, the unhappy country of our fathers/ felt the ill-effects of quarrels and </text:span><text:span text:style-name="T1">dissolution</text:span><text:span text:style-name="T3"> depravity among/ her masters. <text:s/>To add to her misery, the religion of/ Christianity which had begun to assert itself and/ which the ruling heathens could not distinguish/ from Judaism, gave cause to internal wranglings/ and abuses, and served as a </text:span><text:span text:style-name="T1">cause</text:span><text:span text:style-name="T3"> pretext for increasing/ taxation and multiplying vexations./</text:span></text:p>
      <text:p text:style-name="P3"><text:span text:style-name="T3">finally, one of </text:span><text:span text:style-name="T1">the</text:span><text:span text:style-name="T3"> several called Antoninus </text:span><text:span text:style-name="T1">princes</text:span><text:span text:style-name="T3"> (I will let the/ savants decide which it was) being enlightened/ and humane understood the value of the religion,/ whose renowned Sage, Hillel, had taught the golden rule [Hebrew]/ [Hebrew] "Do not unto others, what is displea-/-sing to thee." <text:s/>Accordingly, he showed its adherents/ particular favors, and even made a present of a costly chan-/-delier to a Palestenian[sic!] Synagogue. <text:s/>But because that Ro-/man emperor was unprejudiced and willing to learn,/ he </text:span><text:span text:style-name="T1">sought</text:span><text:span text:style-name="T3"> did not disdain to seek the intimacy of Judah II, the/ Jewish patriarch./</text:span></text:p>
      <text:p text:style-name="P6"/>
      <text:p text:style-name="P6">[Page 5]</text:p>
      <text:p text:style-name="P3"><text:span text:style-name="T3"><text:tab/>The Talmudists assert that he ate and drank/ with the Sage, advised with him on important/ matters, and in </text:span><text:span text:style-name="T1">several instances</text:span><text:span text:style-name="T3"> various </text:span><text:span text:style-name="T1">important</text:span><text:span text:style-name="T3"> cases closely followed/ his counsel. <text:s/>The Rabbi </text:span><text:span text:style-name="T1">cherished greatly</text:span><text:span text:style-name="T3"> knew how to appreciate a friend-/-ship that enabled him to improve the sorrowful/ condition of his brethren, and </text:span><text:span text:style-name="T1">advance</text:span><text:span text:style-name="T3"> forward their inte-/-rest. <text:s/>He </text:span><text:span text:style-name="T1">knew</text:span><text:span text:style-name="T3"> felt that his belief did not </text:span><text:span text:style-name="T1">put</text:span><text:span text:style-name="T3"> lay any/ obstacle in the way of an alliance of goodwill and/ amity between a Jew and a non-Israelite. <text:s/>The/ father of our people, Abraham, had set a bright/ example of tolerance, when he took into his con-/-</text:span><text:soft-page-break/><text:span text:style-name="T3">fidence Aner, Eshcol and Mamr</text:span><text:span text:style-name="T4">é</text:span><text:span text:style-name="T5">, three Emorite/ brothers, </text:span><text:span text:style-name="T2">and</text:span><text:span text:style-name="T5"> while among the custodians of </text:span><text:span text:style-name="T2">our</text:span><text:span text:style-name="T5"> the traditions,/ Meir, a splendid luminary (as the name denotes) in our literary horizon, had/ cultivated the acquaintance of Nimos or Euonymous,/ a heathen philosopher./</text:span></text:p>
      <text:p text:style-name="P3"><text:span text:style-name="T5">I will now quote a few instances illustrating the fa-/-miliar intercourse and mutual trust between the/ emperor and the sage. <text:s/>Antoninus being </text:span><text:span text:style-name="T2">wor</text:span><text:span text:style-name="T5"> engaged in </text:span><text:span text:style-name="T2">let</text:span><text:span text:style-name="T5">/ </text:span><text:span text:style-name="T2">Judah know, at one time expensive</text:span><text:span text:style-name="T5"> foreign wars, </text:span><text:span text:style-name="T2">and</text:span><text:span text:style-name="T5"> became alarmed at noticing that his finances fell short of the expenditure. <text:s/>He informed Judah through a trusty messenger that the national/ treasury was </text:span><text:span text:style-name="T2">being</text:span><text:span text:style-name="T5"> very nigh emptied out, while the wants/ of the country were increasing. <text:s/>Judah gave no/ answer, but took the messenger </text:span><text:span text:style-name="T2">who brought word</text:span><text:span text:style-name="T5">/</text:span></text:p>
      <text:p text:style-name="P7"/>
      <text:p text:style-name="P7">[Page 6]</text:p>
      <text:p text:style-name="P3"><text:span text:style-name="T5">to a garden connected with his house, and/ pulled off some </text:span><text:span text:style-name="T2">of the</text:span><text:span text:style-name="T5"> old plants and set others in/ their stead, then said he </text:span><text:span text:style-name="T2">to the messenger</text:span><text:span text:style-name="T5"> to the man who brought him word: "Go and/ report what you have seen." <text:s/>Antoninus immediately/ caught the sense of the Rabbi's action, </text:span><text:span text:style-name="T2">and</text:span><text:span text:style-name="T5"> he remo-/-ved a number of incompetent and dishonest officials,/ and supplied their vacant places with efficient and/ reliable men. <text:s/>In the course of conversation,/ Antonius said once to Judah. <text:s/>I think that when/ we are called to judgment after death, both our/ body and soul can manage to escape punishment. <text:s/>The body/ may plead in this manner. <text:s/>I did not sin, for/ flesh has no sense, the soul which possesses wis-/-dom and power did all the wrong. <text:s/>But the soul/ </text:span><text:span text:style-name="T2">on</text:span><text:span text:style-name="T5"> in its </text:span><text:span text:style-name="T2">part</text:span><text:span text:style-name="T5"> turn may exonerate itself by saying: why, I am/ only </text:span><text:span text:style-name="T2">a spirit</text:span><text:span text:style-name="T5"> an ethereal substance, I have no means to act, the body which/ has limbs did all the mischief. <text:s/>Rabbi Judah/ replied. <text:s/></text:span><text:span text:style-name="T2">I will tell you</text:span><text:span text:style-name="T5"> Listen to a story. <text:s/>A king had a/ beautiful garden, in which a tree of delicious/ fruits had grown. <text:s/>He set there as guardians/ two men; one of them was lame, the other blind./</text:span></text:p>
      <text:p text:style-name="P7"/>
      <text:p text:style-name="P7">[Page 7]</text:p>
      <text:p text:style-name="P3"><text:span text:style-name="T5">One day the lame </text:span><text:span text:style-name="T2">one</text:span><text:span text:style-name="T5"> said to the blind, I long/ to have my fill of the sweet fruits I see. <text:s/>Do,/ let me stand on your shoulders, and I shall steal/ them at pleasure and we two shall have enjoyment. <text:s/>As said so it was done. <text:s/>But the king noticed the/ theft, and took the guardians to task. <text:s/>The blind/ man denied the charge in toto, </text:span><text:span text:style-name="T2">bringing forward</text:span><text:span text:style-name="T5"> alleging his want/ of sight as his defence, the lame </text:span><text:span text:style-name="T2">alleged</text:span><text:span text:style-name="T5"> on his part brought forward his/ inability to climb </text:span><text:span text:style-name="T2">up</text:span><text:span text:style-name="T5"> as his </text:span><text:span text:style-name="T2">justification</text:span><text:span text:style-name="T5"> advocate. <text:s/>The/ king placed one on the top of the other, and in that/ position had them both scourged. <text:s/>The Rabbi then continued/ so likewise it will happen, that the punishment/ which the soul receives, will (in some manner </text:span><text:span text:style-name="T2">unknown</text:span><text:span text:style-name="T5"> inexplicable to us) sorely affect the body,/ whose receptacle and medium it was./</text:span></text:p>
      <text:p text:style-name="P3"><text:span text:style-name="T5">On another occasion Antoninus asked: Is it right/ to be praying all the time? <text:s/>The Rabbi answered./ <text:s/>It is wrong for what you call </text:span><text:span text:style-name="T2">for</text:span><text:span text:style-name="T5"> prayer necessarily becomes </text:span><text:span text:style-name="T2">then</text:span><text:span text:style-name="T5"> through that usage, </text:span><text:span text:style-name="T2">The emperor did not agree</text:span><text:span text:style-name="T5"> a mere re-/-hersal of empty words. <text:s/>The emperor did not agree to/ that opinion. <text:s/>One morning Rabbi Judah rose up/ early and presenting himself to the King's mansion, greet-/-ed the ruler thus: "Peace be with you </text:span><text:span text:style-name="T2">good</text:span><text:span text:style-name="T5"> dear Sovereign"./ <text:s/>Shortly after he returned and said: "I hail your ap-/-pearance O monarch." <text:s/>Many minutes had not passed,/ when he came back and exclaimed: "May you enjoy good health/ O King!"/</text:span></text:p>
      <text:p text:style-name="P7"/>
      <text:p text:style-name="P7">[Page 8]</text:p>
      <text:p text:style-name="P7">Antoninus <text:span text:style-name="T1">objected to that behaviour</text:span> seemed annoyed and told/ the Sage: "I think that you are treating me with/ levity". <text:s/>Well then, rejoined Rabbi Judah, if you/ who are a mortal consider such a conduct as mine/ undue familiarity, or an unbecoming jest, how can/ you recommend it with regard to the Almighty, whom/ we must approach with a mind devotionally prepared?/ <text:s/>Now, the anecdotes which I have narrated will/ furnish an idea of the Character of Judah II and/ of his intellectual calibre. <text:s/>Clearly, he was wise/ and pious. <text:s/>The Jewish historian Hirsch/ Graetz intimates, however, that the Rabbi,/ presuming on the privileges granted him by his imperial friend, did not always use them wisely/ and <text:soft-page-break/>piously; that he sometime treated his colleagues/ with <text:span text:style-name="T1">harshness</text:span> arbitrariness, and exacted fees and services un-/-becoming of a religious teacher. <text:s/>I concede that/ <text:span text:style-name="T1">the</text:span> certain occurrences recorded in the Talmud lead<text:span text:style-name="T1">s</text:span> us to infer that, <text:span text:style-name="T1">inference,</text:span> but inas-/-much as to look for perfect consistency, is to go/ in search of a very rare Jewel, we should pass/ lightly over the short comings <text:span text:style-name="T1">and</text:span> of a distinguished man, solely to remember his sterling merits./</text:p>
      <text:p text:style-name="P7"/>
      <text:p text:style-name="P7">[Page 9]</text:p>
      <text:p text:style-name="P7"><text:tab/>Let us <text:span text:style-name="T1">remember</text:span> recall the fact that during a number of years,/ our <text:span text:style-name="T1">some</text:span> ancestors, harassed by the wickedness of Rome/ enjoyed some respite only through the esteem and af-/fection which an emperor entertained for our Rabbi. <text:s/>We/ <text:span text:style-name="T1">we</text:span> should not forget that Judah II promoted by/ his influence national learning; <text:span text:style-name="T1">and</text:span> that though sur-/-rounded by luxuries, he retained simple habits to the/ last. <text:s/>It is those virtues highly commendable that won for the Sage the reverence/ of his contemporaries, and handed down his name/ to posterity encircled with a halo of sanctit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3:33:49.25</meta:creation-date>
    <dc:date>2013-01-08T11:24:28.46</dc:date>
    <meta:editing-duration>PT36M1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5" meta:word-count="1959" meta:character-count="12034"/>
  </office:meta>
</office:document-meta>
</file>